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'Liberation Sans'" style:font-family-asian="'Liberation Sans'" style:font-family-complex="'Liberation Sans'" fo:background-color="transparent" style:use-window-font-color="true"/>
    </style:style>
    <style:style style:name="T2" style:family="text">
      <style:text-properties fo:font-size="28.00pt" fo:font-weight="bold" fo:font-family="'Liberation Sans'" style:font-family-asian="'Liberation Sans'" style:font-family-complex="'Liberation Sans'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8.00pt" fo:font-weight="bold" fo:font-family="'Liberation Mono'" style:font-family-asian="'Liberation Mono'" style:font-family-complex="'Liberation Mono'" fo:background-color="transparent" style:use-window-font-color="true"/>
    </style:style>
    <style:style style:name="T9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58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61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71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72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3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1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21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/>
    </style:style>
    <style:style style:name="T12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1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0000" fo:color="#ffffff"/>
    </style:style>
    <style:style style:name="T126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#000000" fo:color="#ffffff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P1" style:family="paragraph">
      <style:paragraph-properties fo:line-height="100.00%" fo:text-align="center" fo:margin-top="3.00pt" fo:margin-bottom="6.00pt"/>
    </style:style>
    <style:style style:name="P2" style:family="paragraph">
      <style:paragraph-properties fo:line-height="100.00%" fo:text-align="center" fo:margin-top="12.00pt" fo:margin-bottom="6.00pt"/>
    </style:style>
    <text:list-style style:name="L3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3" style:family="paragraph">
      <style:paragraph-properties fo:line-height="115.00%" fo:text-align="left"/>
    </style:style>
    <style:style style:name="P4" style:family="paragraph">
      <style:paragraph-properties fo:line-height="115.00%" fo:text-align="left" fo:margin-bottom="7.00pt"/>
    </style:style>
    <style:style style:name="P5" style:family="paragraph">
      <style:paragraph-properties fo:line-height="100.00%" fo:text-align="left" fo:margin-top="10.00pt" fo:margin-bottom="6.00pt"/>
    </style:style>
    <style:style style:name="P6" style:family="paragraph">
      <style:paragraph-properties fo:line-height="115.00%" fo:text-align="left" fo:margin-bottom="7.00pt"/>
    </style:style>
    <style:style style:name="P7" style:family="paragraph">
      <style:paragraph-properties fo:line-height="100.00%" fo:text-align="left" fo:margin-top="10.00pt" fo:margin-bottom="6.00pt"/>
    </style:style>
    <style:style style:name="P8" style:family="paragraph">
      <style:paragraph-properties fo:line-height="100.00%" fo:text-align="left" fo:margin-top="7.00pt" fo:margin-bottom="6.00pt"/>
    </style:style>
    <style:style style:name="P9" style:family="paragraph">
      <style:paragraph-properties fo:line-height="115.00%" fo:text-align="left" fo:margin-bottom="7.00pt"/>
    </style:style>
    <style:style style:name="P10" style:family="paragraph">
      <style:paragraph-properties fo:line-height="100.00%" fo:text-align="left" fo:margin-bottom="7.00pt"/>
    </style:style>
    <style:style style:name="P11" style:family="paragraph">
      <style:paragraph-properties fo:line-height="115.00%" fo:text-align="left" fo:margin-bottom="7.00pt"/>
    </style:style>
    <style:style style:name="P12" style:family="paragraph">
      <style:paragraph-properties fo:line-height="100.00%" fo:text-align="left" fo:margin-top="7.00pt" fo:margin-bottom="6.00pt"/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15.00%" fo:text-align="left" fo:margin-bottom="7.00pt"/>
    </style:style>
    <style:style style:name="P17" style:family="paragraph">
      <style:paragraph-properties fo:line-height="100.00%" fo:text-align="left" fo:margin-bottom="7.00pt"/>
    </style:style>
    <style:style style:name="P18" style:family="paragraph">
      <style:paragraph-properties fo:line-height="115.00%" fo:text-align="left" fo:margin-bottom="7.00pt"/>
    </style:style>
    <style:style style:name="P19" style:family="paragraph">
      <style:paragraph-properties fo:line-height="100.00%" fo:text-align="left" fo:margin-top="10.00pt" fo:margin-bottom="6.00pt"/>
    </style:style>
    <style:style style:name="P20" style:family="paragraph">
      <style:paragraph-properties fo:line-height="115.00%" fo:text-align="left" fo:margin-bottom="7.00pt"/>
    </style:style>
    <style:style style:name="P21" style:family="paragraph">
      <style:paragraph-properties fo:line-height="115.00%" fo:text-align="left" fo:margin-bottom="7.00pt"/>
    </style:style>
    <style:style style:name="P22" style:family="paragraph">
      <style:paragraph-properties fo:line-height="100.00%" fo:text-align="left" fo:margin-bottom="7.00pt"/>
    </style:style>
    <style:style style:name="P23" style:family="paragraph">
      <style:paragraph-properties fo:line-height="115.00%" fo:text-align="left" fo:margin-bottom="7.00pt"/>
    </style:style>
    <style:style style:name="P24" style:family="paragraph">
      <style:paragraph-properties fo:line-height="100.00%" fo:text-align="left" fo:margin-top="10.00pt" fo:margin-bottom="6.00pt"/>
    </style:style>
    <style:style style:name="P25" style:family="paragraph">
      <style:paragraph-properties fo:line-height="115.00%" fo:text-align="left" fo:margin-bottom="7.00pt"/>
    </style:style>
    <style:style style:name="P26" style:family="paragraph">
      <style:paragraph-properties fo:line-height="100.00%" fo:text-align="left" fo:margin-bottom="7.00pt"/>
    </style:style>
    <style:style style:name="P27" style:family="paragraph">
      <style:paragraph-properties fo:line-height="115.00%" fo:text-align="left" fo:margin-bottom="7.00pt"/>
    </style:style>
    <style:style style:name="P28" style:family="paragraph">
      <style:paragraph-properties fo:line-height="100.00%" fo:text-align="left" fo:margin-top="10.00pt" fo:margin-bottom="6.00pt"/>
    </style:style>
    <style:style style:name="P29" style:family="paragraph">
      <style:paragraph-properties fo:line-height="115.00%" fo:text-align="left" fo:margin-bottom="7.00pt"/>
    </style:style>
    <style:style style:name="P30" style:family="paragraph">
      <style:paragraph-properties fo:line-height="100.00%" fo:text-align="left" fo:margin-bottom="7.00pt"/>
    </style:style>
    <style:style style:name="P31" style:family="paragraph">
      <style:paragraph-properties fo:line-height="115.00%" fo:text-align="left" fo:margin-bottom="7.00pt"/>
    </style:style>
    <style:style style:name="P32" style:family="paragraph">
      <style:paragraph-properties fo:line-height="100.00%" fo:text-align="left" fo:margin-top="10.00pt" fo:margin-bottom="6.00p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top="10.00pt" fo:margin-bottom="6.00p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15.00%" fo:text-align="center" fo:margin-left="56.70pt" fo:text-indent="0.00pt" fo:margin-right="56.70pt" fo:margin-top="14.15pt" fo:margin-bottom="14.15pt"/>
    </style:style>
  </office:automatic-styles>
  <office:body>
    <office:text>
      <text:p text:style-name="P1"><text:span text:style-name="T1">Modules Réseaux : SAÉ 2.03</text:span></text:p>
      <text:p text:style-name="P2"><text:span text:style-name="T2">Compte-rendu d’installation et de configuration d'un serveur</text:span></text:p>
      <text:list text:style-name="L3">
        <text:list-item>
          <text:p text:style-name="P3"><text:span text:style-name="T3">Ce compte-rendu est basé sur le fichier<text:s/></text:span><text:span text:style-name="T4">README.md</text:span><text:span text:style-name="T5"><text:s/>où vous avez décrit les configurations réalisées et les éventuels problèmes rencontrés. </text:span></text:p>
        </text:list-item>
        <text:list-item>
          <text:p text:style-name="P3"><text:span text:style-name="T5">Il comprend les extraits de fichiers de configuration les plus pertinents ainsi que les captures d'écran réalisées </text:span></text:p>
        </text:list-item>
        <text:list-item>
          <text:p text:style-name="P4"><text:span text:style-name="T6">Il doit être également déposé sur GitLab avant vendredi 8/04/2022 à 18h</text:span></text:p>
        </text:list-item>
      </text:list>
      <text:p text:style-name="P5"><text:span text:style-name="T7">1. Gestion des services :<text:s/></text:span><text:span text:style-name="T8">systemd</text:span><text:span text:style-name="T9"><text:s/></text:span></text:p>
      <text:p text:style-name="P6"><text:span text:style-name="T10">Notez ici les commandes saisies, les sorties de ces commandes ; ajoutez les captures d’écran qui vous semblent intéressantes.</text:span></text:p>
      <text:p text:style-name="P6"><text:span text:style-name="T11">j'ai effectué comme commande :<text:line-break/></text:span><text:span text:style-name="T12">man systemctl</text:span><text:span text:style-name="T13"/></text:p>
      <text:p text:style-name="P6"><text:span text:style-name="T13">qui me permet d'afficher le manuel d'utilisation de systemctl et ses options</text:span></text:p>
      <text:p text:style-name="P6"><text:span text:style-name="T13">ensuite j'ai voulu voir les différents services sur la VM :</text:span></text:p>
      <text:p text:style-name="P6"><text:span text:style-name="T14">systemctl</text:span></text:p>
      <text:p text:style-name="P6"><text:span text:style-name="T15">et j'ai pu trouver mon service ssh, parce qu'il était deja installé sur ma VM</text:span></text:p>
      <text:p text:style-name="P6"><text:span text:style-name="T15">le paquet openssh-server étant deja installé j'ai effectué un test de mon ordinateur personnel vers le VPN vers ma VM :</text:span></text:p>
      <text:p text:style-name="P6"><text:span text:style-name="T16">ssh iut@10.31.11.6</text:span><text:span text:style-name="T17"/></text:p>
      <text:p text:style-name="P6"><text:span text:style-name="T17">le mot de passe est : iutinfo</text:span></text:p>
      <text:p text:style-name="P6"><text:span text:style-name="T17">la connexion fonctionne<text:line-break/>mais si j'éteins le service sshd</text:span></text:p>
      <text:p text:style-name="P6"><text:span text:style-name="T18">systemctl stop sshd</text:span><text:span text:style-name="T19"/></text:p>
      <text:p text:style-name="P6"><text:span text:style-name="T19">alors aucune connexion ssh ne peut se faire</text:span></text:p>
      <text:p text:style-name="P6"><text:span text:style-name="T19">après cela je l'ai redemarrer :</text:span></text:p>
      <text:p text:style-name="P6"><text:span text:style-name="T20">systemctl restart sshd</text:span><text:span text:style-name="T21"/></text:p>
      <text:p text:style-name="P7"><text:span text:style-name="T22">2. Serveur Web apache2 </text:span></text:p>
      <text:p text:style-name="P8"><text:span text:style-name="T23">Installation de base du serveur</text:span></text:p>
      <text:p text:style-name="P9"><text:span text:style-name="T24">Notez ici les commandes saisies dans la première partie de l’installation, les sorties de ces commandes ; ajoutez les captures d’écran qui vous semblent intéressantes.</text:span></text:p>
      <text:p text:style-name="P9"><text:span text:style-name="T25">j'ai installé le paquet apache2 :</text:span></text:p>
      <text:p text:style-name="P9"><text:span text:style-name="T26">sudo apt install apache2</text:span><text:span text:style-name="T27"/></text:p>
      <text:p text:style-name="P9"><text:span text:style-name="T27">j'ai vérifier le fonctionnement grâce à l'URL<text:s/></text:span><text:a xlink:href="http://10.31.11.6"><text:span text:style-name="T28">http://10.31.11.6</text:span></text:a><text:span text:style-name="T29"><text:line-break/>parce que c'est l'adresse IP de ma VM</text:span></text:p>
      <text:p text:style-name="P9"><text:span text:style-name="T29">j'ai pu lire et comprendre le fichier de configuration de apache2</text:span></text:p>
      <text:p text:style-name="P9"><text:span text:style-name="T29">ensuite j'ai activé les pages d'accueil des utilisateurs grâce aux module userdir en utilisant la commande a2enmod (a2 = apache2 ; en = enabled ; mod = module)</text:span></text:p>
      <text:p text:style-name="P9"><text:span text:style-name="T30">a2enmod userdir</text:span><text:span text:style-name="T31"/></text:p>
      <text:p text:style-name="P9"><text:span text:style-name="T31">comme j'ai effectué un changement sur un fichier de configuration de apache2 je devais le redémarrer :</text:span></text:p>
      <text:p text:style-name="P9"><text:span text:style-name="T32">systemctl restart apache2</text:span></text:p>
      <text:p text:style-name="P9"><text:span text:style-name="T33">ensuite j'ai créer le répertoire public_html dans iut, grâce à la commande mkdir :</text:span></text:p>
      <text:p text:style-name="P9"><text:span text:style-name="T34">sudo mkdir public_html</text:span><text:span text:style-name="T35"/></text:p>
      <text:p text:style-name="P9"><text:span text:style-name="T35">après la création de mon repertoire je dois donné les droits de mon répertoire d'accueil et de public_html à www-data pour donner accès au serveur web</text:span></text:p>
      <text:p text:style-name="P9"><text:span text:style-name="T36">sudo chown www-data:www-data /home/iut /home/iut/public_html</text:span></text:p>
      <text:p text:style-name="P9"><text:span text:style-name="T37">nous pouvons vérifier le bon fonctionnement du site grâce à l'URL<text:s/></text:span><text:a xlink:href="http://10.31.11.6/~iut"><text:span text:style-name="T38">http://10.31.11.6/~iut</text:span></text:a><text:span text:style-name="T39"/></text:p>
      <text:p text:style-name="P9"><text:span text:style-name="T39">comme aucun .html n'a était défini dans le répertoire, alors nous avont accès au listage des répertoires, ce qui est faiblesse de sécurité.</text:span></text:p>
      <text:p text:style-name="P9"><text:span text:style-name="T39">pour ça, dans le fichier de configuration de userdir.conf, nous retirons les "Indexes" qui permettra de cacher le listage des répertoires</text:span></text:p>
      <text:p text:style-name="P9"><text:span text:style-name="T39">je redémarre le service apache2 :</text:span></text:p>
      <text:p text:style-name="P9"><text:span text:style-name="T40">systemctl restart apache2</text:span><text:span text:style-name="T41"/></text:p>
      <text:p text:style-name="P9"><text:span text:style-name="T41">après, je retourne sur mon site et je peux voir le changement effectué</text:span></text:p>
      <text:p text:style-name="P9"><text:span text:style-name="T41">je créez un fichier bienvenue.html dans le répertoire iut ayant la phrase "Bienvenue sur votre site perso"</text:span></text:p>
      <text:p text:style-name="P9"><text:span text:style-name="T42">sudo touch bienvenue.html</text:span></text:p>
      <text:p text:style-name="P9"><text:span text:style-name="T42"/></text:p>
      <text:p text:style-name="P10"><draw:frame text:anchor-type="as-char" svg:width="91.44mm" svg:height="32.17mm" style:rel-width="scale" style:rel-height="scale"><draw:object-ole xlink:href="OleObj1"/><draw:image xlink:href="ObjectReplacements/OleObj1"/></draw:frame><text:span text:style-name="T42"/></text:p>
      <text:p text:style-name="P11"><text:span text:style-name="T43"/></text:p>
      <text:p text:style-name="P11"><text:span text:style-name="T44">je fais le test en mettant l'URL<text:s/></text:span><text:a xlink:href="http://10.31.11.6/~iut/bienvenue.html"><text:span text:style-name="T45">http://10.31.11.6/~iut/bienvenue.html</text:span></text:a><text:span text:style-name="T46"><text:s/>et vois une page avec écrit<text:s/></text:span><text:span text:style-name="T47">"Bienvenue sur votre site perso"</text:span><text:span text:style-name="T48"/></text:p>
      <text:p text:style-name="P11"><text:span text:style-name="T49"/></text:p>
      <text:p text:style-name="P12"><text:span text:style-name="T50">Installation du serveur Web virtuel</text:span></text:p>
      <text:p text:style-name="P13"><text:span text:style-name="T51">Notez ici les commandes saisies dans la partie « VirtualHost » de l’installation, les sorties de ces commandes ; ajoutez les captures d’écran qui vous semblent intéressantes.</text:span></text:p>
      <text:p text:style-name="P13"><text:span text:style-name="T52"/></text:p>
      <text:p text:style-name="P13"><text:span text:style-name="T52">maintenant je configure le serveur web grâce au DNS qu'on peut trouver avec la commande :</text:span></text:p>
      <text:p text:style-name="P13"><text:span text:style-name="T53">nslookup 10.31.11.6</text:span><text:span text:style-name="T54"/></text:p>
      <text:p text:style-name="P13"><text:span text:style-name="T54"/></text:p>
      <text:p text:style-name="P13"><text:span text:style-name="T54">il me renvoie 2a4v2-31uvm6.</text:span></text:p>
      <text:p text:style-name="P14"><draw:frame text:anchor-type="as-char" svg:width="126.37mm" svg:height="8.47mm" style:rel-width="scale" style:rel-height="scale"><draw:object-ole xlink:href="OleObj2"/><draw:image xlink:href="ObjectReplacements/OleObj2"/></draw:frame><text:span text:style-name="T54"/></text:p>
      <text:p text:style-name="P15"><text:span text:style-name="T54"/></text:p>
      <text:p text:style-name="P15"><text:span text:style-name="T54">maintenant je créer un répertoire mon_serveur et fait un lien symbolique vers /var/www pour les données de mon serveur web, sans oublié de donnez les droit d'accès après de www-data</text:span></text:p>
      <text:p text:style-name="P15"><text:span text:style-name="T54"/></text:p>
      <text:p text:style-name="P15"><text:span text:style-name="T55">sudo mkdir mon_serveur</text:span></text:p>
      <text:p text:style-name="P16"><text:span text:style-name="T55">sudo chown www-data:www-data /home/iut/mon_serveur<text:line-break/>sudo ln -s /home/iut/mon_serveur /var/www</text:span></text:p>
      <text:p text:style-name="P16"><text:span text:style-name="T56">ensuite j'ai créé un fichier index.html dans mon_serveur avec pour phrase "</text:span><text:span text:style-name="T57">Ceci est une phrase !</text:span><text:span text:style-name="T58">"</text:span></text:p>
      <text:p text:style-name="P16"><text:span text:style-name="T58">après je suis aller dans /etc/apache2/sites-available pour copier le fichier 000-default.conf en<text:s/></text:span><text:span text:style-name="T59">2a4v2-31uvm6.</text:span><text:span text:style-name="T60">conf et le modifier en mettant:</text:span></text:p>
      <text:p text:style-name="P17"><draw:frame text:anchor-type="as-char" svg:width="146.47mm" svg:height="114.72mm" style:rel-width="scale" style:rel-height="scale"><draw:object-ole xlink:href="OleObj3"/><draw:image xlink:href="ObjectReplacements/OleObj3"/></draw:frame><text:span text:style-name="T61"/></text:p>
      <text:p text:style-name="P18"><text:span text:style-name="T62">enfin, on active le site avec a2ensite</text:span></text:p>
      <text:p text:style-name="P18"><text:span text:style-name="T62">a2ensite 2a4v2-31uvm6</text:span></text:p>
      <text:p text:style-name="P18"><text:span text:style-name="T62">je recharge apache2 :</text:span></text:p>
      <text:p text:style-name="P18"><text:span text:style-name="T62">systemctl reload apache2</text:span></text:p>
      <text:p text:style-name="P19"><text:span text:style-name="T63">3. Serveur Web sécurisé https</text:span></text:p>
      <text:p text:style-name="P20"><text:span text:style-name="T64">Notez ici les commandes saisies, les sorties de ces commandes ; ajoutez les captures d’écran qui vous semblent intéressantes.</text:span></text:p>
      <text:p text:style-name="P20"><text:span text:style-name="T65">mes paquets libssl, openssl et ssl-cert étant deja présent</text:span></text:p>
      <text:p text:style-name="P20"><text:span text:style-name="T65">je vais créer un répertoire où je pourrais stocker le certificat</text:span></text:p>
      <text:p text:style-name="P20"><text:span text:style-name="T66">sudo mkdir /etc/apache2/ssl</text:span><text:span text:style-name="T67"/></text:p>
      <text:p text:style-name="P20"><text:span text:style-name="T67">et maintenant y mettre le certificat</text:span></text:p>
      <text:p text:style-name="P20"><text:span text:style-name="T68">/usr/sbin/make-ssl-cert /usr/share/ssl-cert/ssleay.cnf /etc/apache2/ssl/apache.pem</text:span><text:span text:style-name="T69"/></text:p>
      <text:p text:style-name="P20"><text:span text:style-name="T69">je répond aux question pour les noms principales et secondaires</text:span></text:p>
      <text:p text:style-name="P21"><text:span text:style-name="T70">10.31.11.6 DNS:</text:span><text:span text:style-name="T71">2a4v2-31uvm6</text:span><text:span text:style-name="T72">.ad-urca.univ-reims.fr</text:span></text:p>
      <text:p text:style-name="P21"><text:span text:style-name="T73">je créer une copie du fichier de configuration du virtualhost en l'appelant mon-serveur-ssl.conf</text:span></text:p>
      <text:p text:style-name="P21"><text:span text:style-name="T74">sudo cp default-ssl.conf mon-serveur-ssl.conf</text:span><text:span text:style-name="T75"/></text:p>
      <text:p text:style-name="P21"><text:span text:style-name="T75">j'écris dans ce fichier de configuration :</text:span></text:p>
      <text:p text:style-name="P22"><draw:frame text:anchor-type="as-char" svg:width="146.47mm" svg:height="56.52mm" style:rel-width="scale" style:rel-height="scale"><draw:object-ole xlink:href="OleObj4"/><draw:image xlink:href="ObjectReplacements/OleObj4"/></draw:frame><text:span text:style-name="T75"/></text:p>
      <text:p text:style-name="P22"><text:span text:style-name="T75">et je fini par les balises &lt;/VirtualHost&gt; et &lt;/IfModule&gt;</text:span></text:p>
      <text:p text:style-name="P22"><text:span text:style-name="T75">j'active le module ssl:</text:span></text:p>
      <text:p text:style-name="P22"><text:span text:style-name="T76">a2enmod ssl</text:span><text:span text:style-name="T77"/></text:p>
      <text:p text:style-name="P22"><text:span text:style-name="T77">j'active la configuration de mon site</text:span></text:p>
      <text:p text:style-name="P22"><text:span text:style-name="T78">a2ensite mon-serveur-ssl.conf</text:span><text:span text:style-name="T79"/></text:p>
      <text:p text:style-name="P22"><text:span text:style-name="T79">et je redémarre le service apache2</text:span></text:p>
      <text:p text:style-name="P22"><text:span text:style-name="T80">systemctl restart apache2</text:span><text:span text:style-name="T81"/></text:p>
      <text:p text:style-name="P23"><text:span text:style-name="T82"/></text:p>
      <text:p text:style-name="P24"><text:span text:style-name="T83">4. Langage de programmation PHP</text:span></text:p>
      <text:p text:style-name="P25"><text:span text:style-name="T84">Notez ici les commandes saisies pour l’installation de PHP, les sorties de ces commandes ; ajoutez les captures d’écran qui vous semblent intéressantes.</text:span></text:p>
      <text:p text:style-name="P25"><text:span text:style-name="T85">j'ai installé les paquets php et libapache2-mod-php</text:span></text:p>
      <text:p text:style-name="P25"><text:span text:style-name="T86">sudo apt install php</text:span></text:p>
      <text:p text:style-name="P25"><text:span text:style-name="T86">sudo apt install libapache2-mod-php</text:span></text:p>
      <text:p text:style-name="P25"><text:span text:style-name="T87">je commente les 5 dernières lignes du fichier /etc/apache2/mods-enabled/php7.4.conf pour ne pas interdire le php dans les pages web</text:span></text:p>
      <text:p text:style-name="P25"><text:span text:style-name="T87">je redémarre apache2 :</text:span></text:p>
      <text:p text:style-name="P25"><text:span text:style-name="T87">systemctl restart apache2</text:span></text:p>
      <text:p text:style-name="P25"><text:span text:style-name="T87">ensuite je créer un fichier index.php dans le répertoire public_html dans lequel j'ai mis la ligne :</text:span></text:p>
      <text:p text:style-name="P25"><text:span text:style-name="T87">&lt;?php phpinfo();</text:span></text:p>
      <text:p text:style-name="P25"><text:span text:style-name="T87">cette ligne va me permettre d'afficher le manuel pour utiliser php</text:span></text:p>
      <text:p text:style-name="P25"><text:span text:style-name="T87">ensuite je met l'URL<text:s/></text:span><text:a xlink:href="http://10.31.11.6/~iut/index.php"><text:span text:style-name="T88">http://10.31.11.6/~iut/index.php</text:span></text:a><text:span text:style-name="T89"><text:s/>pour vérifier mes précedentes étapes</text:span></text:p>
      <text:p text:style-name="P26"><draw:frame text:anchor-type="as-char" svg:width="146.47mm" svg:height="151.77mm" style:rel-width="scale" style:rel-height="scale"><draw:object-ole xlink:href="OleObj5"/><draw:image xlink:href="ObjectReplacements/OleObj5"/></draw:frame><text:span text:style-name="T90"/></text:p>
      <text:p text:style-name="P27"><text:span text:style-name="T90"/></text:p>
      <text:p text:style-name="P28"><text:span text:style-name="T91">5. Serveur de base de données MySQL </text:span></text:p>
      <text:p text:style-name="P29"><text:span text:style-name="T92">Notez ici les commandes saisies pour l’installation de MySQL, les sorties de ces commandes ; ajoutez les captures d’écran qui vous semblent intéressantes.</text:span></text:p>
      <text:p text:style-name="P29"><text:span text:style-name="T93">ayant un problème avec sudo mysql_secure_installation</text:span></text:p>
      <text:p text:style-name="P29"><text:span text:style-name="T93">j'ai était obligé de modifier le mot de passe de root une première fois pour pouvoir faire cette commande :</text:span></text:p>
      <text:p text:style-name="P29"><text:span text:style-name="T94">sudo mysql<text:line-break/>ALTER USER 'root'@'localhost' IDENTIFIED WITH mysql_native_password BY 'Azerty01';<text:line-break/>exit</text:span></text:p>
      <text:p text:style-name="P29"><text:span text:style-name="T95">après ça j'ai pu renvoyer la commande :</text:span></text:p>
      <text:p text:style-name="P29"><text:span text:style-name="T96">sudo mysql_secure_installation</text:span><text:span text:style-name="T97"/></text:p>
      <text:p text:style-name="P29"><text:span text:style-name="T97">j'ai lui est attribué comme mot de passe 'Azerty01'</text:span></text:p>
      <text:p text:style-name="P29"><text:span text:style-name="T97">ensuite je me connecte à mysql</text:span></text:p>
      <text:p text:style-name="P29"><text:span text:style-name="T98">sudo mysql -p</text:span><text:span text:style-name="T99"/></text:p>
      <text:p text:style-name="P29"><text:span text:style-name="T99">je créer un utilisateur admin ayant comme mot de passe 'Azerty01' et lui donne tous les privilèges</text:span></text:p>
      <text:p text:style-name="P29"><text:span text:style-name="T100">CREATE USER 'admin'@'localhost' IDENTIFIED BY 'simple_mot_de_passe';<text:line-break/>GRANT ALL PRIVILEGES ON *.* TO 'admin'@'localhost' WITH GRANT OPTION;<text:line-break/>exit</text:span></text:p>
      <text:p text:style-name="P29"><text:span text:style-name="T101">je redémarre mysql :</text:span></text:p>
      <text:p text:style-name="P29"><text:span text:style-name="T102">systemctl restart mysql</text:span><text:span text:style-name="T103"/></text:p>
      <text:p text:style-name="P29"><text:span text:style-name="T103">et enfin pour tester j'affiche la database de admin :</text:span></text:p>
      <text:p text:style-name="P29"><text:span text:style-name="T104">mysqlshow -u admin -p</text:span></text:p>
      <text:p text:style-name="P30"><draw:frame text:anchor-type="as-char" svg:width="41.91mm" svg:height="34.93mm" style:rel-width="scale" style:rel-height="scale"><draw:object-ole xlink:href="OleObj6"/><draw:image xlink:href="ObjectReplacements/OleObj6"/></draw:frame><text:span text:style-name="T104"/></text:p>
      <text:p text:style-name="P31"><text:span text:style-name="T105"/></text:p>
      <text:p text:style-name="P31"><text:span text:style-name="T105"/></text:p>
      <text:p text:style-name="P32"><text:span text:style-name="T106">6. Outil d'administration de bases de données phpMyAdmin</text:span></text:p>
      <text:p text:style-name="P33"><text:span text:style-name="T107"><text:s/></text:span><text:span text:style-name="T108">Notez ici les commandes saisies pour l’installation de phpMyAdmin, les sorties de ces commandes ; ajoutez les captures d’écran qui vous semblent intéressantes.</text:span></text:p>
      <text:p text:style-name="P33"><text:span text:style-name="T109"/></text:p>
      <text:p text:style-name="P33"><text:span text:style-name="T109">j'installe le paquet phpmyadmin :</text:span></text:p>
      <text:p text:style-name="P33"><text:span text:style-name="T109"/></text:p>
      <text:p text:style-name="P33"><text:span text:style-name="T110">sudo apt install phpmyadmin</text:span><text:span text:style-name="T111"/></text:p>
      <text:p text:style-name="P33"><text:span text:style-name="T111"/></text:p>
      <text:p text:style-name="P33"><text:span text:style-name="T111">lors de l'installation, j'ai sélectionner apache2, que j'accepte l'utilisation de dbconfig-common et j'ai choisi comme mot de passe 'Azerty01'</text:span></text:p>
      <text:p text:style-name="P33"><text:span text:style-name="T111"/></text:p>
      <text:p text:style-name="P33"><text:span text:style-name="T111">ensuite, j'active le module de gestion des chaînes de caractères multi-octets :</text:span></text:p>
      <text:p text:style-name="P33"><text:span text:style-name="T111"/></text:p>
      <text:p text:style-name="P33"><text:span text:style-name="T112">sudo phpenmod mbstring</text:span><text:span text:style-name="T113"/></text:p>
      <text:p text:style-name="P33"><text:span text:style-name="T113"/></text:p>
      <text:p text:style-name="P33"><text:span text:style-name="T113">je redémarre apache2 :</text:span></text:p>
      <text:p text:style-name="P33"><text:span text:style-name="T113"/></text:p>
      <text:p text:style-name="P33"><text:span text:style-name="T114">systemctl restart apache2</text:span><text:span text:style-name="T115"/></text:p>
      <text:p text:style-name="P33"><text:span text:style-name="T115"/></text:p>
      <text:p text:style-name="P33"><text:span text:style-name="T115">je me connecte en utilisant l'URL<text:s/></text:span><text:a xlink:href="http://10.31.11.6/phpmyadmin"><text:span text:style-name="T116">http://10.31.11.6/phpmyadmin</text:span></text:a><text:span text:style-name="T117">, j'utilise l'utilisateur admin, comme il a tous les droits, je peux créer d'autres utilisateurs ou base de données.</text:span></text:p>
      <text:p text:style-name="P33"><text:span text:style-name="T117"/></text:p>
      <text:p text:style-name="P34"><draw:frame text:anchor-type="as-char" svg:width="146.47mm" svg:height="91.65mm" style:rel-width="scale" style:rel-height="scale"><draw:object-ole xlink:href="OleObj7"/><draw:image xlink:href="ObjectReplacements/OleObj7"/></draw:frame><text:span text:style-name="T117"/></text:p>
      <text:p text:style-name="P34"><text:span text:style-name="T117">je créer un utilisateur 'mysqltest' qui a sa base de donnée portant son nom et tous les privilèges</text:span></text:p>
      <text:p text:style-name="P34"><text:span text:style-name="T117"/></text:p>
      <text:p text:style-name="P34"><draw:frame text:anchor-type="as-char" svg:width="132.93mm" svg:height="151.98mm" style:rel-width="scale" style:rel-height="scale"><draw:object-ole xlink:href="OleObj8"/><draw:image xlink:href="ObjectReplacements/OleObj8"/></draw:frame><text:span text:style-name="T117"/></text:p>
      <text:p text:style-name="P34"><text:span text:style-name="T117"/></text:p>
      <text:p text:style-name="P35"><text:span text:style-name="T117"/></text:p>
      <text:p text:style-name="P35"><text:span text:style-name="T117"/></text:p>
      <text:p text:style-name="P36"><text:span text:style-name="T118">7. Installation du CMS WordPress</text:span></text:p>
      <text:p text:style-name="P37"><text:span text:style-name="T119"><text:s/></text:span><text:span text:style-name="T120">Notez ici les commandes saisies pour l’installation de WordPress, les sorties de ces commandes ; ajoutez les captures d’écran qui vous semblent intéressantes ; en particulier la démonstration d’accès à votre machine virtuelle via son URL<text:s/></text:span><text:a xlink:href="https://2a4v2-31uvm6.ad-urca.univ-reims.fr"><text:span text:style-name="T121">https://2a4v2-31uvm6.ad-urca.univ-reims.fr</text:span></text:a><text:span text:style-name="T122"/></text:p>
      <text:p text:style-name="P37"><text:span text:style-name="T122"/></text:p>
      <text:p text:style-name="P37"><text:span text:style-name="T122"/></text:p>
      <text:p text:style-name="P37"><text:span text:style-name="T123">pour installer l'archive WordPress, j'ai utilisé wget avec le lien de l'archive (j'utilise cd pour aller dans mon répertoire d'accueil)</text:span></text:p>
      <text:p text:style-name="P37"><text:span text:style-name="T123"/></text:p>
      <text:p text:style-name="P37"><text:span text:style-name="T124">cd</text:span></text:p>
      <text:p text:style-name="P37"><text:span text:style-name="T124">wget<text:s/></text:span><text:a xlink:href="https://fr.wordpress.org/latest-fr_FR.zip"><text:span text:style-name="T125">https://fr.wordpress.org/latest-fr_FR.zip</text:span></text:a><text:span text:style-name="T126"/></text:p>
      <text:p text:style-name="P37"><text:span text:style-name="T127"/></text:p>
      <text:p text:style-name="P37"><text:span text:style-name="T127">ensuite je le décompresse avec la commande unzip, n'étant pas deja installé :</text:span></text:p>
      <text:p text:style-name="P37"><text:span text:style-name="T127"/></text:p>
      <text:p text:style-name="P37"><text:span text:style-name="T128">sudo apt install unzip</text:span></text:p>
      <text:p text:style-name="P37"><text:span text:style-name="T128">sudo unzip latest-fr_FR.zip</text:span></text:p>
      <text:p text:style-name="P37"><text:span text:style-name="T129"/></text:p>
      <text:p text:style-name="P37"><text:span text:style-name="T129">ensuite je fais une copie de ce répertoire 'wordpress' dans mon répertoire 'mon_serveur' avec la commande :</text:span></text:p>
      <text:p text:style-name="P37"><text:span text:style-name="T129"/></text:p>
      <text:p text:style-name="P37"><text:span text:style-name="T129">sudo cp -a wordpress/ mon_serveur/</text:span></text:p>
      <text:p text:style-name="P37"><text:span text:style-name="T129"/></text:p>
      <text:p text:style-name="P37"><text:span text:style-name="T129">après ça, j'ai utilisé l'URL<text:s/></text:span><text:a xlink:href="https://2a4v2-31uvm6.ad-urca.univ-reims.fr/wordpress"><text:span text:style-name="T130">https://2a4v2-31uvm6.ad-urca.univ-reims.fr/wordpress</text:span></text:a><text:span text:style-name="T131">, pour garder l'ancien exercice qui est un index.html</text:span><text:span text:style-name="T132"/></text:p>
      <text:p text:style-name="P37"><text:span text:style-name="T133"/></text:p>
      <text:p text:style-name="P37"><text:span text:style-name="T133">ensuite, après avoir accepté de commencer à configurer wordpress, je parametre le nom de la base de donnée à 'mysqltest', ayant comme nom 'iut' et le mot de passe 'iutinfo' (localhost et wp_ deja mis par défaut)</text:span></text:p>
      <text:p text:style-name="P37"><text:span text:style-name="T133"/></text:p>
      <text:p text:style-name="P38"><draw:frame text:anchor-type="as-char" svg:width="146.47mm" svg:height="103.72mm" style:rel-width="scale" style:rel-height="scale"><draw:object-ole xlink:href="OleObj9"/><draw:image xlink:href="ObjectReplacements/OleObj9"/></draw:frame><text:span text:style-name="T133"/></text:p>
      <text:p text:style-name="P38"><text:span text:style-name="T133"/></text:p>
      <text:p text:style-name="P38"><text:span text:style-name="T133">enfin il me demande le nom de mon site, j'ai mis 'Mon site pour la SAE 203', comme nom d'utilisateur 'iut', le mot de passe 'iutinfo' et mon email 'nino.sauvageot@etudiant.univ-reims.fr'</text:span></text:p>
      <text:p text:style-name="P39"><text:span text:style-name="T133"/></text:p>
      <text:p text:style-name="P39"><text:span text:style-name="T133">exemple de création de site depuis wordpress :</text:span></text:p>
      <text:p text:style-name="P39"><text:span text:style-name="T133"/></text:p>
      <text:p text:style-name="P40"><draw:frame text:anchor-type="as-char" svg:width="146.47mm" svg:height="111.97mm" style:rel-width="scale" style:rel-height="scale"><draw:object-ole xlink:href="OleObj10"/><draw:image xlink:href="ObjectReplacements/OleObj10"/></draw:frame><text:span text:style-name="T133"/></text:p>
      <text:p text:style-name="P40"><text:span text:style-name="T133"/></text:p>
      <text:p text:style-name="P40"><text:span text:style-name="T133">après cela, je me connecte entant que 'iut' et le mot de passe 'iutinfo'</text:span></text:p>
      <text:p text:style-name="P41"><text:span text:style-name="T133"/></text:p>
      <text:p text:style-name="P42"><draw:frame text:anchor-type="as-char" svg:width="146.47mm" svg:height="47.84mm" style:rel-width="scale" style:rel-height="scale"><draw:object-ole xlink:href="OleObj11"/><draw:image xlink:href="ObjectReplacements/OleObj11"/></draw:frame><text:span text:style-name="T133"/></text:p>
      <text:p text:style-name="P42"><text:span text:style-name="T133"/></text:p>
      <text:p text:style-name="P42"><text:span text:style-name="T134">l'URL<text:s/></text:span><text:a xlink:href="https://2a4v2-31uvm6.ad-urca.univ-reims.fr/wordpress"><text:span text:style-name="T135">https://2a4v2-31uvm6.ad-urca.univ-reims.fr/wordpress</text:span></text:a><text:span text:style-name="T136"/></text:p>
      <text:p text:style-name="P43"><text:span text:style-name="T136"/></text:p>
      <text:p text:style-name="P43"><text:span text:style-name="T137"/></text:p>
      <text:p text:style-name="P43"><text:span text:style-name="T137"/></text:p>
      <text:p text:style-name="P44"><text:span text:style-name="T138">PENSEZ A LAISSER ALLUMÉE VOTRE MACHINE VIRTUELLE</text:span><text:span text:style-name="T139"><text:line-break/>AFIN QU'ON PUISSE Y ACCÉDER ..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